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officeooo:rsid="001fe041" officeooo:paragraph-rsid="001fe041"/>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1fe041" officeooo:paragraph-rsid="001fe04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aging State</text:p>
      <text:p text:style-name="Standard"/>
      <text:p text:style-name="Standard">As your application grows, it helps to be more intentional about how your state is organized and how the data flows between your components. Redundant or duplicate state is a common source of bugs. In this chapter, you’ll learn how to structure your state well, how to keep your state update logic maintainable, and how to share state between distant components.</text:p>
      <text:p text:style-name="Standard">In this chapter</text:p>
      <text:list xml:id="list3886086780" text:style-name="L1">
        <text:list-item>
          <text:p text:style-name="P2"><text:a xlink:type="simple" xlink:href="https://react.dev/learn/reacting-to-input-with-state" text:style-name="Internet_20_link" text:visited-style-name="Visited_20_Internet_20_Link">How to think about UI changes as state changes</text:a> </text:p>
        </text:list-item>
        <text:list-item>
          <text:p text:style-name="P2"><text:a xlink:type="simple" xlink:href="https://react.dev/learn/choosing-the-state-structure" text:style-name="Internet_20_link" text:visited-style-name="Visited_20_Internet_20_Link">How to structure state well</text:a> </text:p>
        </text:list-item>
        <text:list-item>
          <text:p text:style-name="P2"><text:a xlink:type="simple" xlink:href="https://react.dev/learn/sharing-state-between-components" text:style-name="Internet_20_link" text:visited-style-name="Visited_20_Internet_20_Link">How to “lift state up” to share it between components</text:a> </text:p>
        </text:list-item>
        <text:list-item>
          <text:p text:style-name="P2"><text:a xlink:type="simple" xlink:href="https://react.dev/learn/preserving-and-resetting-state" text:style-name="Internet_20_link" text:visited-style-name="Visited_20_Internet_20_Link">How to control whether the state gets preserved or reset</text:a> </text:p>
        </text:list-item>
        <text:list-item>
          <text:p text:style-name="P2"><text:a xlink:type="simple" xlink:href="https://react.dev/learn/extracting-state-logic-into-a-reducer" text:style-name="Internet_20_link" text:visited-style-name="Visited_20_Internet_20_Link">How to consolidate complex state logic in a function</text:a> </text:p>
        </text:list-item>
        <text:list-item>
          <text:p text:style-name="P2"><text:a xlink:type="simple" xlink:href="https://react.dev/learn/passing-data-deeply-with-context" text:style-name="Internet_20_link" text:visited-style-name="Visited_20_Internet_20_Link">How to pass information without “prop drilling”</text:a> </text:p>
        </text:list-item>
        <text:list-item>
          <text:p text:style-name="P2"><text:a xlink:type="simple" xlink:href="https://react.dev/learn/scaling-up-with-reducer-and-context" text:style-name="Internet_20_link" text:visited-style-name="Visited_20_Internet_20_Link">How to scale state management as your app grows</text:a> </text:p>
        </text:list-item>
      </text:list>
      <text:p text:style-name="Standard"><text:bookmark text:name="reacting-to-input-with-state"/>Reacting to input with state </text:p>
      <text:p text:style-name="Standard">With React, you won’t modify the UI from code directly. For example, you won’t write commands like “disable the button”, “enable the button”, “show the success message”, etc. Instead, you will describe the UI you want to see for the different visual states of your component (“initial state”, “typing state”, “success state”), and then trigger the state changes in response to user input. This is similar to how designers think about UI.</text:p>
      <text:p text:style-name="Standard">Here is a quiz form built using React. Note how it uses the <text:span text:style-name="Source_20_Text">status</text:span> state variable to determine whether to enable or disable the submit button, and whether to show the success message instead.</text:p>
      <text:p text:style-name="Standard">App.js</text:p>
      <text:p text:style-name="Standard"/>
      <text:p text:style-name="Standard">import { useState } from 'react';</text:p>
      <text:p text:style-name="Standard"/>
      <text:p text:style-name="Standard">export default function Form() {</text:p>
      <text:p text:style-name="Standard"><text:s text:c="2"/>const [answer, setAnswer] = useState('');</text:p>
      <text:p text:style-name="Standard"><text:s text:c="2"/>const [error, setError] = useState(null);</text:p>
      <text:p text:style-name="Standard"><text:s text:c="2"/>const [status, setStatus] = useState('typing');</text:p>
      <text:p text:style-name="Standard"/>
      <text:p text:style-name="Standard"><text:s text:c="2"/>if (status === 'success') {</text:p>
      <text:p text:style-name="Standard"><text:s text:c="4"/>return &lt;h1&gt;That's right!&lt;/h1&gt;</text:p>
      <text:p text:style-name="Standard"><text:s text:c="2"/>}</text:p>
      <text:p text:style-name="Standard"/>
      <text:p text:style-name="Standard"><text:s text:c="2"/>async function handleSubmit(e) {</text:p>
      <text:p text:style-name="Standard"><text:s text:c="4"/>e.preventDefault();</text:p>
      <text:p text:style-name="Standard"><text:s text:c="4"/>setStatus('submitting');</text:p>
      <text:p text:style-name="Standard"><text:s text:c="4"/>try {</text:p>
      <text:p text:style-name="Standard"><text:s text:c="6"/>await submitForm(answer);</text:p>
      <text:p text:style-name="Standard"><text:s text:c="6"/>setStatus('success');</text:p>
      <text:p text:style-name="Standard"><text:s text:c="4"/>} catch (err) {</text:p>
      <text:p text:style-name="Standard"><text:s text:c="6"/>setStatus('typing');</text:p>
      <text:p text:style-name="Standard"><text:s text:c="6"/>setError(err);</text:p>
      <text:p text:style-name="Standard"><text:s text:c="4"/>}</text:p>
      <text:p text:style-name="Standard"><text:s text:c="2"/>}</text:p>
      <text:p text:style-name="Standard"/>
      <text:p text:style-name="Standard"><text:s text:c="2"/>function handleTextareaChange(e) {</text:p>
      <text:p text:style-name="Standard"><text:s text:c="4"/>setAnswer(e.target.value);</text:p>
      <text:p text:style-name="Standard"><text:s text:c="2"/>}</text:p>
      <text:p text:style-name="Standard"/>
      <text:p text:style-name="Standard"><text:s text:c="2"/>return (</text:p>
      <text:p text:style-name="Standard"><text:soft-page-break/><text:s text:c="4"/>&lt;&gt;</text:p>
      <text:p text:style-name="Standard"><text:s text:c="6"/>&lt;h2&gt;City quiz&lt;/h2&gt;</text:p>
      <text:p text:style-name="Standard"><text:s text:c="6"/>&lt;p&gt;</text:p>
      <text:p text:style-name="Standard"><text:s text:c="8"/>In which city is there a billboard that turns air into drinkable water?</text:p>
      <text:p text:style-name="Standard"><text:s text:c="6"/>&lt;/p&gt;</text:p>
      <text:p text:style-name="Standard"><text:s text:c="6"/>&lt;form onSubmit={handleSubmit}&gt;</text:p>
      <text:p text:style-name="Standard"><text:s text:c="8"/>&lt;textarea</text:p>
      <text:p text:style-name="Standard"><text:s text:c="10"/>value={answer}</text:p>
      <text:p text:style-name="Standard"><text:s text:c="10"/>onChange={handleTextareaChange}</text:p>
      <text:p text:style-name="Standard"><text:s text:c="10"/>disabled={status === 'submitting'}</text:p>
      <text:p text:style-name="Standard"><text:s text:c="8"/>/&gt;</text:p>
      <text:p text:style-name="Standard"><text:s text:c="8"/>&lt;br /&gt;</text:p>
      <text:p text:style-name="Standard"><text:s text:c="8"/>&lt;button disabled={</text:p>
      <text:p text:style-name="Standard"><text:s text:c="10"/>answer.length === 0 ||</text:p>
      <text:p text:style-name="Standard"><text:s text:c="10"/>status === 'submitting'</text:p>
      <text:p text:style-name="Standard"><text:s text:c="8"/>}&gt;</text:p>
      <text:p text:style-name="Standard"><text:s text:c="10"/>Submit</text:p>
      <text:p text:style-name="Standard"><text:s text:c="8"/>&lt;/button&gt;</text:p>
      <text:p text:style-name="Standard"><text:s text:c="8"/>{error !== null &amp;&amp;</text:p>
      <text:p text:style-name="Standard"><text:s text:c="10"/>&lt;p className="Error"&gt;</text:p>
      <text:p text:style-name="Standard"><text:s text:c="12"/>{error.message}</text:p>
      <text:p text:style-name="Standard"><text:s text:c="10"/>&lt;/p&gt;</text:p>
      <text:p text:style-name="Standard"><text:s text:c="8"/>}</text:p>
      <text:p text:style-name="Standard"><text:s text:c="6"/>&lt;/form&gt;</text:p>
      <text:p text:style-name="Standard"><text:s text:c="4"/>&lt;/&gt;</text:p>
      <text:p text:style-name="Standard"><text:s text:c="2"/>);</text:p>
      <text:p text:style-name="Standard">}</text:p>
      <text:p text:style-name="Standard"/>
      <text:p text:style-name="Standard">function submitForm(answer) {</text:p>
      <text:p text:style-name="Standard"><text:s text:c="2"/>// Pretend it's hitting the network.</text:p>
      <text:p text:style-name="Standard"><text:s text:c="2"/>return new Promise((resolve, reject) =&gt; {</text:p>
      <text:p text:style-name="Standard"><text:s text:c="4"/>setTimeout(() =&gt; {</text:p>
      <text:p text:style-name="Standard"><text:s text:c="6"/>let shouldError = answer.toLowerCase() !== 'lima'</text:p>
      <text:p text:style-name="Standard"><text:s text:c="6"/>if (shouldError) {</text:p>
      <text:p text:style-name="Standard"><text:s text:c="8"/>reject(new Error('Good guess but a wrong answer. Try again!'));</text:p>
      <text:p text:style-name="Standard"><text:s text:c="6"/>} else {</text:p>
      <text:p text:style-name="Standard"><text:s text:c="8"/>resolve();</text:p>
      <text:p text:style-name="Standard"><text:s text:c="6"/>}</text:p>
      <text:p text:style-name="Standard"><text:s text:c="4"/>}, 1500);</text:p>
      <text:p text:style-name="Standard"><text:s text:c="2"/>});</text:p>
      <text:p text:style-name="Standard">}</text:p>
      <text:p text:style-name="Standard"/>
      <text:p text:style-name="Standard"><text:bookmark text:name="choosing-the-state-structure"/>Choosing the state structure </text:p>
      <text:p text:style-name="Standard">Structuring state well can make a difference between a component that is pleasant to modify and debug, and one that is a constant source of bugs. The most important principle is that state shouldn’t contain redundant or duplicated information. If there’s unnecessary state, it’s easy to forget to update it, and introduce bugs!</text:p>
      <text:p text:style-name="Standard">For example, this form has a <text:span text:style-name="Strong_20_Emphasis">redundant</text:span> <text:span text:style-name="Source_20_Text">fullName</text:span> state variable:</text:p>
      <text:p text:style-name="Standard">App.js</text:p>
      <text:p text:style-name="Standard"/>
      <text:p text:style-name="Standard">import { useState } from 'react';</text:p>
      <text:p text:style-name="Standard"/>
      <text:p text:style-name="Standard"><text:soft-page-break/>export default function Form() {</text:p>
      <text:p text:style-name="Standard"><text:s text:c="2"/>const [firstName, setFirstName] = useState('');</text:p>
      <text:p text:style-name="Standard"><text:s text:c="2"/>const [lastName, setLastName] = useState('');</text:p>
      <text:p text:style-name="Standard"><text:s text:c="2"/>const [fullName, setFullName] = useState('');</text:p>
      <text:p text:style-name="Standard"/>
      <text:p text:style-name="Standard"><text:s text:c="2"/>function handleFirstNameChange(e) {</text:p>
      <text:p text:style-name="Standard"><text:s text:c="4"/>setFirstName(e.target.value);</text:p>
      <text:p text:style-name="Standard"><text:s text:c="4"/>setFullName(e.target.value + ' ' + lastName);</text:p>
      <text:p text:style-name="Standard"><text:s text:c="2"/>}</text:p>
      <text:p text:style-name="Standard"/>
      <text:p text:style-name="Standard"><text:s text:c="2"/>function handleLastNameChange(e) {</text:p>
      <text:p text:style-name="Standard"><text:s text:c="4"/>setLastName(e.target.value);</text:p>
      <text:p text:style-name="Standard"><text:s text:c="4"/>setFullName(firstName + ' ' + e.target.value);</text:p>
      <text:p text:style-name="Standard"><text:s text:c="2"/>}</text:p>
      <text:p text:style-name="Standard"/>
      <text:p text:style-name="Standard"><text:s text:c="2"/>return (</text:p>
      <text:p text:style-name="Standard"><text:s text:c="4"/>&lt;&gt;</text:p>
      <text:p text:style-name="Standard"><text:s text:c="6"/>&lt;h2&gt;Let’s check you in&lt;/h2&gt;</text:p>
      <text:p text:style-name="Standard"><text:s text:c="6"/>&lt;label&gt;</text:p>
      <text:p text:style-name="Standard"><text:s text:c="8"/>First name:{' '}</text:p>
      <text:p text:style-name="Standard"><text:s text:c="8"/>&lt;input</text:p>
      <text:p text:style-name="Standard"><text:s text:c="10"/>value={firstName}</text:p>
      <text:p text:style-name="Standard"><text:s text:c="10"/>onChange={handleFirstNameChange}</text:p>
      <text:p text:style-name="Standard"><text:s text:c="8"/>/&gt;</text:p>
      <text:p text:style-name="Standard"><text:s text:c="6"/>&lt;/label&gt;</text:p>
      <text:p text:style-name="Standard"><text:s text:c="6"/>&lt;label&gt;</text:p>
      <text:p text:style-name="Standard"><text:s text:c="8"/>Last name:{' '}</text:p>
      <text:p text:style-name="Standard"><text:s text:c="8"/>&lt;input</text:p>
      <text:p text:style-name="Standard"><text:s text:c="10"/>value={lastName}</text:p>
      <text:p text:style-name="Standard"><text:s text:c="10"/>onChange={handleLastNameChange}</text:p>
      <text:p text:style-name="Standard"><text:s text:c="8"/>/&gt;</text:p>
      <text:p text:style-name="Standard"><text:s text:c="6"/>&lt;/label&gt;</text:p>
      <text:p text:style-name="Standard"><text:s text:c="6"/>&lt;p&gt;</text:p>
      <text:p text:style-name="Standard"><text:s text:c="8"/>Your ticket will be issued to: &lt;b&gt;{fullName}&lt;/b&gt;</text:p>
      <text:p text:style-name="Standard"><text:s text:c="6"/>&lt;/p&gt;</text:p>
      <text:p text:style-name="Standard"><text:s text:c="4"/>&lt;/&gt;</text:p>
      <text:p text:style-name="Standard"><text:s text:c="2"/>);</text:p>
      <text:p text:style-name="Standard">}</text:p>
      <text:p text:style-name="Standard"/>
      <text:p text:style-name="Standard">You can remove it and simplify the code by calculating <text:span text:style-name="Source_20_Text">fullName</text:span> while the component is rendering:</text:p>
      <text:p text:style-name="Standard"/>
      <text:p text:style-name="Standard">Appp.js</text:p>
      <text:p text:style-name="Standard"/>
      <text:p text:style-name="Standard">import { useState } from 'react';</text:p>
      <text:p text:style-name="Standard"/>
      <text:p text:style-name="Standard">export default function Form() {</text:p>
      <text:p text:style-name="Standard"><text:s text:c="2"/>const [firstName, setFirstName] = useState('');</text:p>
      <text:p text:style-name="Standard"><text:s text:c="2"/>const [lastName, setLastName] = useState('');</text:p>
      <text:p text:style-name="Standard"/>
      <text:p text:style-name="Standard"><text:s text:c="2"/>const fullName = firstName + ' ' + lastName;</text:p>
      <text:p text:style-name="Standard"/>
      <text:p text:style-name="Standard"><text:soft-page-break/><text:s text:c="2"/>function handleFirstNameChange(e) {</text:p>
      <text:p text:style-name="Standard"><text:s text:c="4"/>setFirstName(e.target.value);</text:p>
      <text:p text:style-name="Standard"><text:s text:c="2"/>}</text:p>
      <text:p text:style-name="Standard"/>
      <text:p text:style-name="Standard"><text:s text:c="2"/>function handleLastNameChange(e) {</text:p>
      <text:p text:style-name="Standard"><text:s text:c="4"/>setLastName(e.target.value);</text:p>
      <text:p text:style-name="Standard"><text:s text:c="2"/>}</text:p>
      <text:p text:style-name="Standard"/>
      <text:p text:style-name="Standard"><text:s text:c="2"/>return (</text:p>
      <text:p text:style-name="Standard"><text:s text:c="4"/>&lt;&gt;</text:p>
      <text:p text:style-name="Standard"><text:s text:c="6"/>&lt;h2&gt;Let’s check you in&lt;/h2&gt;</text:p>
      <text:p text:style-name="Standard"><text:s text:c="6"/>&lt;label&gt;</text:p>
      <text:p text:style-name="Standard"><text:s text:c="8"/>First name:{' '}</text:p>
      <text:p text:style-name="Standard"><text:s text:c="8"/>&lt;input</text:p>
      <text:p text:style-name="Standard"><text:s text:c="10"/>value={firstName}</text:p>
      <text:p text:style-name="Standard"><text:s text:c="10"/>onChange={handleFirstNameChange}</text:p>
      <text:p text:style-name="Standard"><text:s text:c="8"/>/&gt;</text:p>
      <text:p text:style-name="Standard"><text:s text:c="6"/>&lt;/label&gt;</text:p>
      <text:p text:style-name="Standard"><text:s text:c="6"/>&lt;label&gt;</text:p>
      <text:p text:style-name="Standard"><text:s text:c="8"/>Last name:{' '}</text:p>
      <text:p text:style-name="Standard"><text:s text:c="8"/>&lt;input</text:p>
      <text:p text:style-name="Standard"><text:s text:c="10"/>value={lastName}</text:p>
      <text:p text:style-name="Standard"><text:s text:c="10"/>onChange={handleLastNameChange}</text:p>
      <text:p text:style-name="Standard"><text:s text:c="8"/>/&gt;</text:p>
      <text:p text:style-name="Standard"><text:s text:c="6"/>&lt;/label&gt;</text:p>
      <text:p text:style-name="Standard"><text:s text:c="6"/>&lt;p&gt;</text:p>
      <text:p text:style-name="Standard"><text:s text:c="8"/>Your ticket will be issued to: &lt;b&gt;{fullName}&lt;/b&gt;</text:p>
      <text:p text:style-name="Standard"><text:s text:c="6"/>&lt;/p&gt;</text:p>
      <text:p text:style-name="Standard"><text:s text:c="4"/>&lt;/&gt;</text:p>
      <text:p text:style-name="Standard"><text:s text:c="2"/>);</text:p>
      <text:p text:style-name="Standard">}</text:p>
      <text:p text:style-name="Standard"/>
      <text:p text:style-name="Standard">This might seem like a small change, but many bugs in React apps are fixed this way.</text:p>
      <text:p text:style-name="Standard"/>
      <text:p text:style-name="Standard"><text:bookmark text:name="sharing-state-between-components"/>Sharing state between components </text:p>
      <text:p text:style-name="Standard">Sometimes, you want the state of two components to always change together. To do it, remove state from both of them, move it to their closest common parent, and then pass it down to them via props. This is known as “lifting state up”, and it’s one of the most common things you will do writing React code.</text:p>
      <text:p text:style-name="Standard">In this example, only one panel should be active at a time. To achieve this, instead of keeping the active state inside each individual panel, the parent component holds the state and specifies the props for its children.</text:p>
      <text:p text:style-name="Standard">App.js</text:p>
      <text:p text:style-name="Standard"/>
      <text:p text:style-name="Standard">import { useState } from 'react';</text:p>
      <text:p text:style-name="Standard"/>
      <text:p text:style-name="Standard">export default function Accordion() {</text:p>
      <text:p text:style-name="Standard"><text:s text:c="2"/>const [activeIndex, setActiveIndex] = useState(0);</text:p>
      <text:p text:style-name="Standard"><text:s text:c="2"/>return (</text:p>
      <text:p text:style-name="Standard"><text:s text:c="4"/>&lt;&gt;</text:p>
      <text:p text:style-name="Standard"><text:s text:c="6"/>&lt;h2&gt;Almaty, Kazakhstan&lt;/h2&gt;</text:p>
      <text:p text:style-name="Standard"><text:s text:c="6"/>&lt;Panel</text:p>
      <text:p text:style-name="Standard"><text:soft-page-break/><text:s text:c="8"/>title="About"</text:p>
      <text:p text:style-name="Standard"><text:s text:c="8"/>isActive={activeIndex === 0}</text:p>
      <text:p text:style-name="Standard"><text:s text:c="8"/>onShow={() =&gt; setActiveIndex(0)}</text:p>
      <text:p text:style-name="Standard"><text:s text:c="6"/>&gt;</text:p>
      <text:p text:style-name="Standard"><text:s text:c="8"/>With a population of about 2 million, Almaty is Kazakhstan's largest city. From 1929 to 1997, it was its capital city.</text:p>
      <text:p text:style-name="Standard"><text:s text:c="6"/>&lt;/Panel&gt;</text:p>
      <text:p text:style-name="Standard"><text:s text:c="6"/>&lt;Panel</text:p>
      <text:p text:style-name="Standard"><text:s text:c="8"/>title="Etymology"</text:p>
      <text:p text:style-name="Standard"><text:s text:c="8"/>isActive={activeIndex === 1}</text:p>
      <text:p text:style-name="Standard"><text:s text:c="8"/>onShow={() =&gt; setActiveIndex(1)}</text:p>
      <text:p text:style-name="Standard"><text:s text:c="6"/>&gt;</text:p>
      <text:p text:style-name="Standard"><text:s text:c="8"/>The name comes from &lt;span lang="kk-KZ"&gt;алма&lt;/span&gt;, the Kazakh word for "apple" and is often translated as "full of apples". In fact, the region surrounding Almaty is thought to be the ancestral home of the apple, and the wild &lt;i lang="la"&gt;Malus sieversii&lt;/i&gt; is considered a likely candidate for the ancestor of the modern domestic apple.</text:p>
      <text:p text:style-name="Standard"><text:s text:c="6"/>&lt;/Panel&gt;</text:p>
      <text:p text:style-name="Standard"><text:s text:c="4"/>&lt;/&gt;</text:p>
      <text:p text:style-name="Standard"><text:s text:c="2"/>);</text:p>
      <text:p text:style-name="Standard">}</text:p>
      <text:p text:style-name="Standard"/>
      <text:p text:style-name="Standard">function Panel({</text:p>
      <text:p text:style-name="Standard"><text:s text:c="2"/>title,</text:p>
      <text:p text:style-name="Standard"><text:s text:c="2"/>children,</text:p>
      <text:p text:style-name="Standard"><text:s text:c="2"/>isActive,</text:p>
      <text:p text:style-name="Standard"><text:s text:c="2"/>onShow</text:p>
      <text:p text:style-name="Standard">}) {</text:p>
      <text:p text:style-name="Standard"><text:s text:c="2"/>return (</text:p>
      <text:p text:style-name="Standard"><text:s text:c="4"/>&lt;section className="panel"&gt;</text:p>
      <text:p text:style-name="Standard"><text:s text:c="6"/>&lt;h3&gt;{title}&lt;/h3&gt;</text:p>
      <text:p text:style-name="Standard"><text:s text:c="6"/>{isActive ? (</text:p>
      <text:p text:style-name="Standard"><text:s text:c="8"/>&lt;p&gt;{children}&lt;/p&gt;</text:p>
      <text:p text:style-name="Standard"><text:s text:c="6"/>) : (</text:p>
      <text:p text:style-name="Standard"><text:s text:c="8"/>&lt;button onClick={onShow}&gt;</text:p>
      <text:p text:style-name="Standard"><text:s text:c="10"/>Show</text:p>
      <text:p text:style-name="Standard"><text:s text:c="8"/>&lt;/button&gt;</text:p>
      <text:p text:style-name="Standard"><text:s text:c="6"/>)}</text:p>
      <text:p text:style-name="Standard"><text:s text:c="4"/>&lt;/section&gt;</text:p>
      <text:p text:style-name="Standard"><text:s text:c="2"/>);</text:p>
      <text:p text:style-name="Standard">}</text:p>
      <text:p text:style-name="Standard"/>
      <text:p text:style-name="Standard"><text:bookmark text:name="preserving-and-resetting-state"/>Preserving and resetting state </text:p>
      <text:p text:style-name="Standard">When you re-render a component, React needs to decide which parts of the tree to keep (and update), and which parts to discard or re-create from scratch. In most cases, React’s automatic behavior works well enough. By default, React preserves the parts of the tree that “match up” with the previously rendered component tree.</text:p>
      <text:p text:style-name="Standard">However, sometimes this is not what you want. In this chat app, typing a message and then switching the recipient does not reset the input. This can make the user accidentally send a message to the wrong person:</text:p>
      <text:p text:style-name="Standard">App.js</text:p>
      <text:p text:style-name="Standard"/>
      <text:p text:style-name="Standard">import { useState } from 'react';</text:p>
      <text:p text:style-name="Standard"><text:soft-page-break/>import Chat from './Chat.js';</text:p>
      <text:p text:style-name="Standard">import ContactList from './ContactList.js';</text:p>
      <text:p text:style-name="Standard"/>
      <text:p text:style-name="Standard">export default function Messenger() {</text:p>
      <text:p text:style-name="Standard"><text:s text:c="2"/>const [to, setTo] = useState(contacts[0]);</text:p>
      <text:p text:style-name="Standard"><text:s text:c="2"/>return (</text:p>
      <text:p text:style-name="Standard"><text:s text:c="4"/>&lt;div&gt;</text:p>
      <text:p text:style-name="Standard"><text:s text:c="6"/>&lt;ContactList</text:p>
      <text:p text:style-name="Standard"><text:s text:c="8"/>contacts={contacts}</text:p>
      <text:p text:style-name="Standard"><text:s text:c="8"/>selectedContact={to}</text:p>
      <text:p text:style-name="Standard"><text:s text:c="8"/>onSelect={contact =&gt; setTo(contact)}</text:p>
      <text:p text:style-name="Standard"><text:s text:c="6"/>/&gt;</text:p>
      <text:p text:style-name="Standard"><text:s text:c="6"/>&lt;Chat contact={to} /&gt;</text:p>
      <text:p text:style-name="Standard"><text:s text:c="4"/>&lt;/div&gt;</text:p>
      <text:p text:style-name="Standard"><text:s text:c="2"/>)</text:p>
      <text:p text:style-name="Standard">}</text:p>
      <text:p text:style-name="Standard"/>
      <text:p text:style-name="Standard">const contacts = [</text:p>
      <text:p text:style-name="Standard"><text:s text:c="2"/>{ name: 'Taylor', email: 'taylor@mail.com' },</text:p>
      <text:p text:style-name="Standard"><text:s text:c="2"/>{ name: 'Alice', email: 'alice@mail.com' },</text:p>
      <text:p text:style-name="Standard"><text:s text:c="2"/>{ name: 'Bob', email: 'bob@mail.com' }</text:p>
      <text:p text:style-name="Standard">];</text:p>
      <text:p text:style-name="Standard"/>
      <text:p text:style-name="Standard">React lets you override the default behavior, and <text:span text:style-name="Emphasis">force</text:span> a component to reset its state by passing it a different <text:span text:style-name="Source_20_Text">key</text:span>, like <text:span text:style-name="Source_20_Text">&lt;Chat key={email} /&gt;</text:span>. This tells React that if the recipient is different, it should be considered a <text:span text:style-name="Emphasis">different</text:span> <text:span text:style-name="Source_20_Text">Chat</text:span> component that needs to be re-created from scratch with the new data (and UI like inputs). Now switching between the recipients resets the input field—even though you render the same component.</text:p>
      <text:p text:style-name="Standard"/>
      <text:p text:style-name="Standard">App.js</text:p>
      <text:p text:style-name="Standard"/>
      <text:p text:style-name="Standard">import { useState } from 'react';</text:p>
      <text:p text:style-name="Standard">import Chat from './Chat.js';</text:p>
      <text:p text:style-name="Standard">import ContactList from './ContactList.js';</text:p>
      <text:p text:style-name="Standard"/>
      <text:p text:style-name="Standard">export default function Messenger() {</text:p>
      <text:p text:style-name="Standard"><text:s text:c="2"/>const [to, setTo] = useState(contacts[0]);</text:p>
      <text:p text:style-name="Standard"><text:s text:c="2"/>return (</text:p>
      <text:p text:style-name="Standard"><text:s text:c="4"/>&lt;div&gt;</text:p>
      <text:p text:style-name="Standard"><text:s text:c="6"/>&lt;ContactList</text:p>
      <text:p text:style-name="Standard"><text:s text:c="8"/>contacts={contacts}</text:p>
      <text:p text:style-name="Standard"><text:s text:c="8"/>selectedContact={to}</text:p>
      <text:p text:style-name="Standard"><text:s text:c="8"/>onSelect={contact =&gt; setTo(contact)}</text:p>
      <text:p text:style-name="Standard"><text:s text:c="6"/>/&gt;</text:p>
      <text:p text:style-name="Standard"><text:s text:c="6"/>&lt;Chat key={to.email} contact={to} /&gt;</text:p>
      <text:p text:style-name="Standard"><text:s text:c="4"/>&lt;/div&gt;</text:p>
      <text:p text:style-name="Standard"><text:s text:c="2"/>)</text:p>
      <text:p text:style-name="Standard">}</text:p>
      <text:p text:style-name="Standard"/>
      <text:p text:style-name="Standard">const contacts = [</text:p>
      <text:p text:style-name="Standard"><text:s text:c="2"/>{ name: 'Taylor', email: 'taylor@mail.com' },</text:p>
      <text:p text:style-name="Standard"><text:s text:c="2"/>{ name: 'Alice', email: 'alice@mail.com' },</text:p>
      <text:p text:style-name="Standard"><text:soft-page-break/><text:s text:c="2"/>{ name: 'Bob', email: 'bob@mail.com' }</text:p>
      <text:p text:style-name="Standard">];</text:p>
      <text:p text:style-name="Standard"/>
      <text:p text:style-name="Standard"><text:bookmark text:name="extracting-state-logic-into-a-reducer"/>Extracting state logic into a reducer </text:p>
      <text:p text:style-name="Standard">Components with many state updates spread across many event handlers can get overwhelming. For these cases, you can consolidate all the state update logic outside your component in a single function, called “reducer”. Your event handlers become concise because they only specify the user “actions”. At the bottom of the file, the reducer function specifies how the state should update in response to each action!</text:p>
      <text:p text:style-name="Standard">App.js</text:p>
      <text:p text:style-name="Standard">import { useReducer } from 'react';</text:p>
      <text:p text:style-name="Standard">import AddTask from './AddTask.js';</text:p>
      <text:p text:style-name="Standard">import TaskList from './TaskList.js';</text:p>
      <text:p text:style-name="Standard"/>
      <text:p text:style-name="Standard">export default function TaskApp() {</text:p>
      <text:p text:style-name="Standard"><text:s text:c="2"/>const [tasks, dispatch] = useReducer(</text:p>
      <text:p text:style-name="Standard"><text:s text:c="4"/>tasksReducer,</text:p>
      <text:p text:style-name="Standard"><text:s text:c="4"/>initialTasks</text:p>
      <text:p text:style-name="Standard"><text:s text:c="2"/>);</text:p>
      <text:p text:style-name="Standard"/>
      <text:p text:style-name="Standard"><text:s text:c="2"/>function handleAddTask(text) {</text:p>
      <text:p text:style-name="Standard"><text:s text:c="4"/>dispatch({</text:p>
      <text:p text:style-name="Standard"><text:s text:c="6"/>type: 'added',</text:p>
      <text:p text:style-name="Standard"><text:s text:c="6"/>id: nextId++,</text:p>
      <text:p text:style-name="Standard"><text:s text:c="6"/>text: text,</text:p>
      <text:p text:style-name="Standard"><text:s text:c="4"/>});</text:p>
      <text:p text:style-name="Standard"><text:s text:c="2"/>}</text:p>
      <text:p text:style-name="Standard"/>
      <text:p text:style-name="Standard"><text:s text:c="2"/>function handleChangeTask(task) {</text:p>
      <text:p text:style-name="Standard"><text:s text:c="4"/>dispatch({</text:p>
      <text:p text:style-name="Standard"><text:s text:c="6"/>type: 'changed',</text:p>
      <text:p text:style-name="Standard"><text:s text:c="6"/>task: task</text:p>
      <text:p text:style-name="Standard"><text:s text:c="4"/>});</text:p>
      <text:p text:style-name="Standard"><text:s text:c="2"/>}</text:p>
      <text:p text:style-name="Standard"/>
      <text:p text:style-name="Standard"><text:s text:c="2"/>function handleDeleteTask(taskId) {</text:p>
      <text:p text:style-name="Standard"><text:s text:c="4"/>dispatch({</text:p>
      <text:p text:style-name="Standard"><text:s text:c="6"/>type: 'deleted',</text:p>
      <text:p text:style-name="Standard"><text:s text:c="6"/>id: taskId</text:p>
      <text:p text:style-name="Standard"><text:s text:c="4"/>});</text:p>
      <text:p text:style-name="Standard"><text:s text:c="2"/>}</text:p>
      <text:p text:style-name="Standard"/>
      <text:p text:style-name="Standard"><text:s text:c="2"/>return (</text:p>
      <text:p text:style-name="Standard"><text:s text:c="4"/>&lt;&gt;</text:p>
      <text:p text:style-name="Standard"><text:s text:c="6"/>&lt;h1&gt;Prague itinerary&lt;/h1&gt;</text:p>
      <text:p text:style-name="Standard"><text:s text:c="6"/>&lt;AddTask</text:p>
      <text:p text:style-name="Standard"><text:s text:c="8"/>onAddTask={handleAddTask}</text:p>
      <text:p text:style-name="Standard"><text:s text:c="6"/>/&gt;</text:p>
      <text:p text:style-name="Standard"><text:s text:c="6"/>&lt;TaskList</text:p>
      <text:p text:style-name="Standard"><text:s text:c="8"/>tasks={tasks}</text:p>
      <text:p text:style-name="Standard"><text:s text:c="8"/>onChangeTask={handleChangeTask}</text:p>
      <text:p text:style-name="Standard"><text:s text:c="8"/>onDeleteTask={handleDeleteTask}</text:p>
      <text:p text:style-name="Standard"><text:soft-page-break/><text:s text:c="6"/>/&gt;</text:p>
      <text:p text:style-name="Standard"><text:s text:c="4"/>&lt;/&gt;</text:p>
      <text:p text:style-name="Standard"><text:s text:c="2"/>);</text:p>
      <text:p text:style-name="Standard">}</text:p>
      <text:p text:style-name="Standard"/>
      <text:p text:style-name="Standard">function tasksReducer(tasks, action) {</text:p>
      <text:p text:style-name="Standard"><text:s text:c="2"/>switch (action.type) {</text:p>
      <text:p text:style-name="Standard"><text:s text:c="4"/>case 'added': {</text:p>
      <text:p text:style-name="Standard"><text:s text:c="6"/>return [...tasks, {</text:p>
      <text:p text:style-name="Standard"><text:s text:c="8"/>id: action.id,</text:p>
      <text:p text:style-name="Standard"><text:s text:c="8"/>text: action.text,</text:p>
      <text:p text:style-name="Standard"><text:s text:c="8"/>done: false</text:p>
      <text:p text:style-name="Standard"><text:s text:c="6"/>}];</text:p>
      <text:p text:style-name="Standard"><text:s text:c="4"/>}</text:p>
      <text:p text:style-name="Standard"><text:s text:c="4"/>case 'changed': {</text:p>
      <text:p text:style-name="Standard"><text:s text:c="6"/>return tasks.map(t =&gt; {</text:p>
      <text:p text:style-name="Standard"><text:s text:c="8"/>if (t.id === action.task.id) {</text:p>
      <text:p text:style-name="Standard"><text:s text:c="10"/>return action.task;</text:p>
      <text:p text:style-name="Standard"><text:s text:c="8"/>} else {</text:p>
      <text:p text:style-name="Standard"><text:s text:c="10"/>return t;</text:p>
      <text:p text:style-name="Standard"><text:s text:c="8"/>}</text:p>
      <text:p text:style-name="Standard"><text:s text:c="6"/>});</text:p>
      <text:p text:style-name="Standard"><text:s text:c="4"/>}</text:p>
      <text:p text:style-name="Standard"><text:s text:c="4"/>case 'deleted': {</text:p>
      <text:p text:style-name="Standard"><text:s text:c="6"/>return tasks.filter(t =&gt; t.id !== action.id);</text:p>
      <text:p text:style-name="Standard"><text:s text:c="4"/>}</text:p>
      <text:p text:style-name="Standard"><text:s text:c="4"/>default: {</text:p>
      <text:p text:style-name="Standard"><text:s text:c="6"/>throw Error('Unknown action: ' + action.type);</text:p>
      <text:p text:style-name="Standard"><text:s text:c="4"/>}</text:p>
      <text:p text:style-name="Standard"><text:s text:c="2"/>}</text:p>
      <text:p text:style-name="Standard">}</text:p>
      <text:p text:style-name="Standard"/>
      <text:p text:style-name="Standard">let nextId = 3;</text:p>
      <text:p text:style-name="Standard">const initialTasks = [</text:p>
      <text:p text:style-name="Standard"><text:s text:c="2"/>{ id: 0, text: 'Visit Kafka Museum', done: true },</text:p>
      <text:p text:style-name="Standard"><text:s text:c="2"/>{ id: 1, text: 'Watch a puppet show', done: false },</text:p>
      <text:p text:style-name="Standard"><text:s text:c="2"/>{ id: 2, text: 'Lennon Wall pic', done: false }</text:p>
      <text:p text:style-name="Standard">];</text:p>
      <text:p text:style-name="Standard"/>
      <text:h text:style-name="Heading_20_2" text:outline-level="2"><text:bookmark text:name="passing-data-deeply-with-context"/>Passing data deeply with context </text:h>
      <text:p text:style-name="Text_20_body">Usually, you will pass information from a parent component to a child component via props. But passing props can become inconvenient if you need to pass some prop through many components, or if many components need the same information. Context lets the parent component make some information available to any component in the tree below it—no matter how deep it is—without passing it explicitly through props.</text:p>
      <text:p text:style-name="Text_20_body">Here, the <text:span text:style-name="Source_20_Text">Heading</text:span> component determines its heading level by “asking” the closest <text:span text:style-name="Source_20_Text">Section</text:span> for its level. Each <text:span text:style-name="Source_20_Text">Section</text:span> tracks its own level by asking the parent <text:span text:style-name="Source_20_Text">Section</text:span> and adding one to it. Every <text:span text:style-name="Source_20_Text">Section</text:span> provides information to all components below it without passing props—it does that through context.</text:p>
      <text:p text:style-name="P4"><text:soft-page-break/>App.js</text:p>
      <text:p text:style-name="P4"/>
      <text:p text:style-name="P4">import Heading from './Heading.js';</text:p>
      <text:p text:style-name="P4">import Section from './Section.js';</text:p>
      <text:p text:style-name="P4"/>
      <text:p text:style-name="P4">export default function Page() {</text:p>
      <text:p text:style-name="P4"><text:s text:c="2"/>return (</text:p>
      <text:p text:style-name="P4"><text:s text:c="4"/>&lt;Section&gt;</text:p>
      <text:p text:style-name="P4"><text:s text:c="6"/>&lt;Heading&gt;Title&lt;/Heading&gt;</text:p>
      <text:p text:style-name="P4"><text:s text:c="6"/>&lt;Section&gt;</text:p>
      <text:p text:style-name="P4"><text:s text:c="8"/>&lt;Heading&gt;Heading&lt;/Heading&gt;</text:p>
      <text:p text:style-name="P4"><text:s text:c="8"/>&lt;Heading&gt;Heading&lt;/Heading&gt;</text:p>
      <text:p text:style-name="P4"><text:s text:c="8"/>&lt;Heading&gt;Heading&lt;/Heading&gt;</text:p>
      <text:p text:style-name="P4"><text:s text:c="8"/>&lt;Section&gt;</text:p>
      <text:p text:style-name="P4"><text:s text:c="10"/>&lt;Heading&gt;Sub-heading&lt;/Heading&gt;</text:p>
      <text:p text:style-name="P4"><text:s text:c="10"/>&lt;Heading&gt;Sub-heading&lt;/Heading&gt;</text:p>
      <text:p text:style-name="P4"><text:s text:c="10"/>&lt;Heading&gt;Sub-heading&lt;/Heading&gt;</text:p>
      <text:p text:style-name="P4"><text:s text:c="10"/>&lt;Section&gt;</text:p>
      <text:p text:style-name="P4"><text:s text:c="12"/>&lt;Heading&gt;Sub-sub-heading&lt;/Heading&gt;</text:p>
      <text:p text:style-name="P4"><text:s text:c="12"/>&lt;Heading&gt;Sub-sub-heading&lt;/Heading&gt;</text:p>
      <text:p text:style-name="P4"><text:s text:c="12"/>&lt;Heading&gt;Sub-sub-heading&lt;/Heading&gt;</text:p>
      <text:p text:style-name="P4"><text:s text:c="10"/>&lt;/Section&gt;</text:p>
      <text:p text:style-name="P4"><text:s text:c="8"/>&lt;/Section&gt;</text:p>
      <text:p text:style-name="P4"><text:s text:c="6"/>&lt;/Section&gt;</text:p>
      <text:p text:style-name="P4"><text:s text:c="4"/>&lt;/Section&gt;</text:p>
      <text:p text:style-name="P4"><text:s text:c="2"/>);</text:p>
      <text:p text:style-name="P4">}</text:p>
      <text:p text:style-name="P4"/>
      <text:h text:style-name="P1" text:outline-level="2"><text:bookmark text:name="scaling-up-with-reducer-and-context"/>Scaling up with reducer and context </text:h>
      <text:p text:style-name="Text_20_body">Reducers let you consolidate a component’s state update logic. Context lets you pass information deep down to other components. You can combine reducers and context together to manage state of a complex screen.</text:p>
      <text:p text:style-name="Text_20_body">With this approach, a parent component with complex state manages it with a reducer. Other components anywhere deep in the tree can read its state via context. They can also dispatch actions to update that state.</text:p>
      <text:p text:style-name="P4">App.js</text:p>
      <text:p text:style-name="P4"/>
      <text:p text:style-name="P4">import AddTask from './AddTask.js';</text:p>
      <text:p text:style-name="P4">import TaskList from './TaskList.js';</text:p>
      <text:p text:style-name="P4">import { TasksProvider } from './TasksContext.js';</text:p>
      <text:p text:style-name="P4"/>
      <text:p text:style-name="P4">export default function TaskApp() {</text:p>
      <text:p text:style-name="P4"><text:s text:c="2"/>return (</text:p>
      <text:p text:style-name="P4"><text:s text:c="4"/>&lt;TasksProvider&gt;</text:p>
      <text:p text:style-name="P4"><text:s text:c="6"/>&lt;h1&gt;Day off in Kyoto&lt;/h1&gt;</text:p>
      <text:p text:style-name="P4"><text:s text:c="6"/>&lt;AddTask /&gt;</text:p>
      <text:p text:style-name="P4"><text:s text:c="6"/>&lt;TaskList /&gt;</text:p>
      <text:p text:style-name="P4"><text:s text:c="4"/>&lt;/TasksProvider&gt;</text:p>
      <text:p text:style-name="P4"><text:s text:c="2"/>);</text:p>
      <text:p text:style-name="P4"><text:soft-page-break/>}</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8T12:44:26.400462100</meta:creation-date>
    <dc:date>2023-04-28T12:50:01.696654421</dc:date>
    <meta:editing-duration>PT5M39S</meta:editing-duration>
    <meta:editing-cycles>4</meta:editing-cycles>
    <meta:generator>LibreOffice/7.3.7.2$Linux_X86_64 LibreOffice_project/30$Build-2</meta:generator>
    <meta:document-statistic meta:table-count="0" meta:image-count="0" meta:object-count="0" meta:page-count="10" meta:paragraph-count="368" meta:word-count="1732" meta:character-count="13023" meta:non-whitespace-character-count="10156"/>
  </office:meta>
</office:document-meta>
</file>